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4.4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149.75pt"/>
    </style:style>
    <style:style style:name="co4" style:family="table-column">
      <style:table-column-properties fo:break-before="auto" style:column-width="193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inzelpreis</text:p>
          </table:table-cell>
          <table:table-cell office:value-type="string" calcext:value-type="string">
            <text:p>Preis auf 30 m</text:p>
          </table:table-cell>
          <table:table-cell/>
        </table:table-row>
        <table:table-row table:style-name="ro1">
          <table:table-cell office:value-type="string" calcext:value-type="string">
            <text:p>WS2812B 5V 30LED/m IP30 5m</text:p>
          </table:table-cell>
          <table:table-cell office:value-type="float" office:value="8.93" calcext:value-type="float">
            <text:p>8.93</text:p>
          </table:table-cell>
          <table:table-cell table:formula="of:=[.B2]*6" office:value-type="float" office:value="53.58" calcext:value-type="float">
            <text:p>53.58</text:p>
          </table:table-cell>
          <table:table-cell office:value-type="string" calcext:value-type="string">
            <text:p>https://de.aliexpress.com/item/4000165021272.html?spm=a2g0o.productlist.0.0.cb045242ZxLR1f&amp;algo_pvid=5bbde655-aed8-49ce-80a3-ec4ae0ec59d6&amp;algo_expid=5bbde655-aed8-49ce-80a3-ec4ae0ec59d6-0&amp;btsid=0ab6f82115845597822478068e611b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WS2812B 5V 30LED/m IP30 1m</text:p>
          </table:table-cell>
          <table:table-cell office:value-type="float" office:value="1.15" calcext:value-type="float">
            <text:p>1.15</text:p>
          </table:table-cell>
          <table:table-cell table:formula="of:=[.B3]*30" office:value-type="float" office:value="34.5" calcext:value-type="float">
            <text:p>34.5</text:p>
          </table:table-cell>
          <table:table-cell table:style-name="ce1" office:value-type="string" calcext:value-type="string">
            <text:p>https://www.aliexpress.com/item/4000148759042.html?spm=a2g0o.productlist.0.0.cb045242ZxLR1f&amp;algo_pvid=5bbde655-aed8-49ce-80a3-ec4ae0ec59d6&amp;algo_expid=5bbde655-aed8-49ce-80a3-ec4ae0ec59d6-1&amp;btsid=0ab6f82115845597822478068e611b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BTF2815 12V 30LED/m IP30 5m</text:p>
          </table:table-cell>
          <table:table-cell office:value-type="float" office:value="17.52" calcext:value-type="float">
            <text:p>17.52</text:p>
          </table:table-cell>
          <table:table-cell table:formula="of:=[.B4]*6" office:value-type="float" office:value="105.12" calcext:value-type="float">
            <text:p>105.12</text:p>
          </table:table-cell>
          <table:table-cell office:value-type="string" calcext:value-type="string">
            <text:p>https://www.aliexpress.com/item/32961181562.html?spm=a2g0o.productlist.0.0.588ee4ab4WIn8a&amp;algo_pvid=321280a8-2d1b-4dce-a954-8df82f94c0ba&amp;algo_expid=321280a8-2d1b-4dce-a954-8df82f94c0ba-0&amp;btsid=0be3743615845634013148032ebd3e&amp;ws_ab_test=searchweb0_0,searchweb201602_,searchweb201603_</text:p>
          </table:table-cell>
        </table:table-row>
        <table:table-row table:style-name="ro1">
          <table:table-cell office:value-type="string" calcext:value-type="string">
            <text:p>WS2815 12V 30LED/m IP30 5m</text:p>
          </table:table-cell>
          <table:table-cell office:value-type="float" office:value="14.82" calcext:value-type="float">
            <text:p>14.82</text:p>
          </table:table-cell>
          <table:table-cell table:formula="of:=[.B5]*6" office:value-type="float" office:value="88.92" calcext:value-type="float">
            <text:p>88.92</text:p>
          </table:table-cell>
          <table:table-cell office:value-type="string" calcext:value-type="string">
            <text:p>https://www.aliexpress.com/item/33011160696.html?spm=a2g0o.productlist.0.0.588ee4ab4WIn8a&amp;algo_pvid=321280a8-2d1b-4dce-a954-8df82f94c0ba&amp;algo_expid=321280a8-2d1b-4dce-a954-8df82f94c0ba-2&amp;btsid=0be3743615845634013148032ebd3e&amp;ws_ab_test=searchweb0_0,searchweb201602_,searchweb201603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21:07:32.436808600</meta:creation-date>
    <dc:date>2020-03-18T21:50:14.816497919</dc:date>
    <meta:editing-duration>PT1M42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